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3?]</text:p>
      <text:p text:style-name="P2">Month<text:tab/><text:tab/><text:tab/><text:tab/><text:tab/><text:tab/></text:p>
      <text:p text:style-name="P2">Year<text:tab/><text:tab/><text:tab/><text:tab/><text:tab/><text:tab/>[1883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punctual attendance at the Synagogue/</text:p>
      <text:p text:style-name="P5">for the 23d Anniversary/</text:p>
      <text:p text:style-name="P5"/>
      <text:p text:style-name="P4">[Page 1]</text:p>
      <text:p text:style-name="P4">Brethren. <text:s/>This year has been an exceptional one in/ various ways. <text:s/>It has been so atmospherically,/ for the weather proved uncommon in this continent--/severe storms and snow and frost prevailing in the West/ all spring, while in the East the evidences of an ap-/-proaching Summer could not be seen till now. <text:s/>The year/ has been exceptional in the Jewish Calendar, for Pass-/-over fell nearly at the very end of the period in which/ it can ever happen, according to ancient calculations<text:span text:style-name="T1">.</text:span><text:span text:style-name="T3">/--the 24th of April being the full extent/ It has been exceptional in the arrangement of the weekly/ sections of the Pentateuch, for seldom does the portion/ which we have just read precede the feast of/ Pentecost. <text:s/>Almost always it succeeds our forthcoming holiday./ <text:s/>Not less exceptional than was the year </text:span><text:span text:style-name="T1">was</text:span><text:span text:style-name="T3"> in several/ instances, is the nature of the discourse I am about/ to deliver. <text:s/>It does not belong to the present season./ <text:s/>It may have suited well at the beginning of the term. <text:s/>It is un-/-timely at the close of the term. <text:s/>But if I am un-/-able to account for the exceptionableness of other/ occurrences, I can give reasons for my delay in saying/ what should have been spoken long before./</text:span></text:p>
      <text:p text:style-name="P6"/>
      <text:p text:style-name="P6">[Page 2]</text:p>
      <text:p text:style-name="P4"><text:span text:style-name="T3">In January the repairing of our sacred edifice/ began, and during the time which it took to complete/ it, </text:span><text:soft-page-break/><text:span text:style-name="T3">scarcely two Sabbaths of sun-shine were ex-/-perienced. <text:s/>Still, considering that in addition to that/ </text:span><text:span text:style-name="T1">fact</text:span><text:span text:style-name="T3"> circumstance, a number of my congregants declined, for mo-/-tives of their own, to worship in the lower synagogue,/ I had not cause to complain of the attendance./ <text:s/>But after we occupied again this </text:span><text:span text:style-name="T1">beautified</text:span><text:span text:style-name="T3"> embelished[sic!]/ building, I had devoutly hoped that a large con-/-course of my people would be seen therein on each/ returning Sabbath. <text:s/>In that I was disappointed./ <text:s/>Many among my brothers and sisters in faith, who/ formerly came with regularity, have visited this spot/ at intervals or not at all; others were tardy in/ appearing, or they left before the service was concluded./ <text:s/>The prayers begin at 9 o'clock; half an hour after that, a few are here. <text:s/>At 10 the Congregation is yet/ very sparse, and not till much later, many of/ those who mean to attend and remain, are in their/ seats. <text:s/>Having observed this con-/-dition of things, I ought to have expressed my/ regret because of it months ago./</text:span></text:p>
      <text:p text:style-name="P4"><text:span text:style-name="T3"/></text:p>
      <text:p text:style-name="P4"><text:span text:style-name="T3">[Page 3]</text:span></text:p>
      <text:p text:style-name="P4"><text:span text:style-name="T3">My hearers will deem it entirely out of time to/ refer to it on the Sabbath preceding the season/ in which a number of the worshippers[sic!] leave/ home for places of summer resort, and others who/ remain in town are, </text:span><text:span text:style-name="T1">curiously</text:span><text:span text:style-name="T3"> strangely enough, in the habit/ of keeping away from Synagogues. <text:s/>My silence,/ however, was intentional. <text:s/>I feared to reprice dila-/toriness, because I discovered that my house is not/ </text:span><text:span text:style-name="T1">of marble</text:span><text:span text:style-name="T3"> stone proof if that of my neighbor happens to/ be made of glass. <text:s/>I feared also to allude to/ it, because the fault has been laid at my door./ <text:s/>I wished to avoid distasteful discussions and heart-/burnings. <text:s/>But now that I shall soon suspend/ lecturing for a while, now that some of my con-/-gregants will part with me and their sanctuary/ for a time, my words may be felt not as a/ rebuke, but as a reminder and a corrective in/ advance. <text:s/>It may afford food for thought,/ during an interval of two or three month's absence./ <text:s/>My fellow believers will </text:span><text:span text:style-name="T1">put their best judgments</text:span><text:span text:style-name="T3"> resolve it in their minds/ </text:span><text:span text:style-name="T1">to work,</text:span><text:span text:style-name="T3"> and decide whether tardiness in the attendance/</text:span></text:p>
      <text:p text:style-name="P4"><text:span text:style-name="T3"/></text:p>
      <text:p text:style-name="P4"><text:span text:style-name="T3">[Page 4]</text:span></text:p>
      <text:p text:style-name="P4"><text:span text:style-name="T3">at the Synagogue is not disrespect to the/ Lord, and a baleful example. <text:s/>Then they may/ determine to avoid </text:span><text:span text:style-name="T1">pursuing</text:span><text:span text:style-name="T3"> hereafter the same injurious/ practice. <text:s/>I shall not cite the/ usage universal among our coreligionists on the eastern side/ of the Atlantic. <text:s/>Were we to conform with it,/ the principal service we hold would be reduced to a/....nothingness. <text:s/>Were we to open the Synagogue/ on the Sabbath morning in winter at 8 o'clock,/ and in summer at 7, scarcely the prescribed quorum/ or </text:span><text:span text:style-name="T4">Min</text:span><text:span text:style-name="T5">á</text:span><text:span text:style-name="T6">n</text:span><text:span text:style-name="T7"> would be present. <text:s/>We would most/ assuredly be deprived of the main element in public/ worship--the women of Israel. <text:s/></text:span><text:span text:style-name="T2">I do not</text:span><text:span text:style-name="T7"> Let me imagine that I speak with/ sarcasm, </text:span><text:span text:style-name="T2">but</text:span><text:span text:style-name="T7"> I am in real earnestness. <text:s/>No incentive/ whatever in the world have I to play the courtier;/ to fawn and flatter: I </text:span><text:span text:style-name="T2">do say</text:span><text:span text:style-name="T7"> honestly say that the absence/ of Jewesses from the Sanctuary--so very general/ in Europe--would be fatal to the interests of/ Judaism in America. <text:s/>It is in a vast degree,/ directly or indirectly, through them that public con-/-vocations are solemnized with somewhat of an attend-/-ance and with unction and decorum./</text:span></text:p>
      <text:p text:style-name="P4"><text:span text:style-name="T7"/></text:p>
      <text:p text:style-name="P4"><text:span text:style-name="T7">[Page 5]</text:span></text:p>
      <text:p text:style-name="P4"><text:span text:style-name="T7">It is in a vast degree through the influence of/ the pulpit on them, that what concerns the welfare/ of our faith congregationally, educationally and bene-/-ficially is promoted. <text:s/>No: We cannot dispense/ with that element, and we cannot therefore follow the/ rule which demands the recital of the morning service/ at an early hour. <text:s/>But 9 or 30 minutes/ after it, or 10 o'clock ought not to be considered </text:span><text:span text:style-name="T6">too</text:span><text:span text:style-name="T7"> early./ <text:s/>For much as I regret that the </text:span><text:span text:style-name="T6">rehearsal</text:span><text:span text:style-name="T7"> of the portion of the ritual/ preceding the </text:span><text:span text:style-name="T6">Shemang</text:span><text:span text:style-name="T7"> and </text:span><text:span text:style-name="T6">Amidah</text:span><text:span text:style-name="T7">--and which is/ beautiful--should be left to a small number, I/ would be glad if when the </text:span><text:span text:style-name="T6">Sepher Torah</text:span><text:span text:style-name="T7"> is taken/ out of the holy Ark, all were present and joined/ in the hymn which greets its public reading./ <text:s/>Let my suggestion be pondered over and acted upon/ at the fall season. <text:s/>It may perhaps create an/ impression, just because it is made on the Sabbath/ prior to the time in which many temporarily leave/ the Synagogue, and on the twenty third anniversary/ of the erection of our recently </text:span><text:span text:style-name="T2">embellished</text:span><text:span text:style-name="T7"> beautified structure./ </text:span></text:p>
      <text:p text:style-name="P4"><text:soft-page-break/><text:span text:style-name="T7"><text:tab/>But I cannot pass by as unworthy of my/ attention the complaints of persons who have a right/</text:span></text:p>
      <text:p text:style-name="P4"><text:span text:style-name="T7"/></text:p>
      <text:p text:style-name="P4"><text:span text:style-name="T7">[Page 6]</text:span></text:p>
      <text:p text:style-name="P4"><text:span text:style-name="T7">to speak, because they honor themselves by honoring/ the Synagogue. <text:s/>As I have intimated, it is alleged/ that I ought to shorten the prayers, and begin them/ later, and I ought to modernize the service and/ render it attractive. <text:s/>Two requests, which, whenever/ made, a deep sense of self reproach lays hold of/ me. <text:s/>I feel that I have no right to </text:span><text:span text:style-name="T2">oppose</text:span><text:span text:style-name="T7"> place/ </text:span><text:span text:style-name="T2">with</text:span><text:span text:style-name="T7"> my settled views, however well founded, </text:span><text:span text:style-name="T2">to</text:span><text:span text:style-name="T7"> in antagonism to demands of/ many. <text:s/>I may contend that what is wished of/ me, does not lie in my power singly to do. <text:s/>I may/ call it presumptuous in men who neither possess/ the authority nor the ability to break down what/ has stood for centuries, to go on indulging in ex-/perimental "Reform," in order to draw crowds. <text:s/>But/ when the popular will is strong in favor of that course,/ there seems to be but one duty for the individual who/ dissents to follow. <text:s/>You understand me </text:span><text:span text:style-name="T2">well</text:span><text:span text:style-name="T7"> clearly. <text:s/>But/ as I cannot quit, and being a new life on the verge of/ old age, I derive some satisfaction from the lessons/ of experience. <text:s/>I perceive that in spite of changes/ continual and rampant, the desirable goal for the/</text:span></text:p>
      <text:p text:style-name="P4"><text:span text:style-name="T7"/></text:p>
      <text:p text:style-name="P4"><text:span text:style-name="T7">[Page 7]</text:span></text:p>
      <text:p text:style-name="P4"><text:span text:style-name="T7">attainment of which I am asked to assume/ prerogatives that I do not possess, is just as far as ever./ <text:s/>Aye: The impediments </text:span><text:span text:style-name="T2">are</text:span><text:span text:style-name="T7"> like in a different direction than contended. <text:s/>They are not/ to be sought and overcome in a shorter or longer liturgy, in/ a more or less harmonious singing. <text:s/>I have often pointed/ </text:span><text:span text:style-name="T2">them</text:span><text:span text:style-name="T7"> out those impediments hindrances but I do not purpose discussing the vexatious/ subject this morning. <text:s/>To all who/ are willing to </text:span><text:span text:style-name="T2">bear with</text:span><text:span text:style-name="T7"> tread the old beaten path, not-/-withstanding its drawbacks, rather than venture upon/ ways which have brought us no nearer to a spiri-/-tualizing Judaism, but have widened divisions, I commend/ the cause I have pleaded--a punctual attendance in/ this Synagogue. <text:s/>I hope that when all/ shall revisit our consecrated courts in perfect health,/ they will carry out the suggestions I have made on/ the Sabbath before Pentecost, and the twenty third/ anniversary of our consecrated edifice./</text:span></text:p>
      <text:p text:style-name="P4"><text:span text:style-name="T7">I have one request more to make, which may also/ be deemed much out of time. <text:s/>But to have/ set it forth before, would have been indiscretion; to/ postpone it might be to defeat the object in con-/-templation. <text:s/>I am assured that </text:span><text:span text:style-name="T2">notwith-</text:span><text:span text:style-name="T7"> despite/</text:span></text:p>
      <text:p text:style-name="P4"><text:span text:style-name="T7"/></text:p>
      <text:p text:style-name="P4"><text:span text:style-name="T7">[Page 8]</text:span></text:p>
      <text:p text:style-name="P8"><text:span text:style-name="T8">-standing</text:span><text:span text:style-name="T7"> my urgent solicitation last fall, to/ provide for the erection of a new </text:span><text:span text:style-name="T6">Succah</text:span><text:span text:style-name="T7"> or tabernacle/ at the same time that an amount would be raised for/ the repairing of the Synagogue, we will be com-/-pelled to ignore altogether the Mosaic ordinance for/ want of means. <text:s/>I was informed of that deprecatory circumstance shortly/ after our having reentered this hallowed edifice, but/ naturally I dared not then hint at a new collect-/-ion. <text:s/>It would have been regarded an imposition./ <text:s/>But unless I seize this opportunity, I may become/ myself guilty of a dilatoriness attended with the/ abolition of a Biblical precept. <text:s/>I must try to keep/ clear of that sin. <text:s/>If my brothers and sisters in/ faith who may pleasurably meet in their various circles during the summer/ season, will form themselves into a committee of the whole,/ and collect from one another a small contribution, ere/ the solemn festivals of Tishri arrive, a sufficiency will have/ been gathered to meet the necessary expense. <text:s/>We shall/ then celebrate the feast of Tabernacles, as heretofore, agree-/ably to the Law and with religious satisfaction to ourselves./ <text:s/>(Conclude with a benediction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5:45:51.22</meta:creation-date>
    <dc:date>2012-09-27T11:27:21.09</dc:date>
    <dc:creator>Penn Libraries</dc:creator>
    <meta:editing-duration>PT00H38M1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1" meta:word-count="1760" meta:character-count="10583"/>
  </office:meta>
</office:document-meta>
</file>